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" style:family="table-cell" style:parent-style-name="Default">
      <style:table-cell-properties fo:background-color="#9d85be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10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Adoph</text:p>
          </table:table-cell>
          <table:table-cell office:value-type="string" calcext:value-type="string">
            <text:p>xAdop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nderso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xAusti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39" calcext:value-type="float">
            <text:p>12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tin Hawkin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William (Idiot) in bill of s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i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cilia (Hawkins)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749" calcext:value-type="float">
            <text:p>1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les Hawkin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9-01-01</text:p>
          </table:table-cell>
          <table:table-cell/>
          <table:table-cell office:value-type="string" calcext:value-type="string">
            <text:p>ran away; <text:s/>surname inferred from bill of sale (64) by famil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7"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harles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19" calcext:value-type="float">
            <text:p>1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nelius Hawkins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elia Hawkins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Elia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table:style-name="ce4" office:value-type="string" calcext:value-type="string">
            <text:p>1 1/6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Eliza (Queen)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Mrs. Simsteed?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xElizabet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; 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ce6" office:value-type="float" office:value="1224" calcext:value-type="float">
            <text:p>12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is Hawkins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3; 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ce6" office:value-type="float" office:value="1558" calcext:value-type="float">
            <text:p>155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Garv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married off (Charles or Jarvis in bill of sale)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Hariet An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xHarri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5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782" calcext:value-type="float">
            <text:p>17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(Queen)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Listed as Harriet An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nny (Hawkins)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asais (Isaiah)</text:p>
          </table:table-cell>
          <table:table-cell office:value-type="string" calcext:value-type="string">
            <text:p>Iasa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ac Hawkins, I </text:p>
          </table:table-cell>
          <table:table-cell office:value-type="string" calcext:value-type="string">
            <text:p>Isaac (#1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saac Hawkins, II</text:p>
          </table:table-cell>
          <table:table-cell office:value-type="string" calcext:value-type="string">
            <text:p>Isaac (#2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illegible; <text:s/>surname inferred from bill of sale (64) by family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5; 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Isaac (#3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3; 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to freewom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ames Hawki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4; 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Jemm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John (#2)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hoemak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ohn (Harrison)</text:p>
          </table:table-cell>
          <table:table-cell office:value-type="string" calcext:value-type="string">
            <text:p>John (#1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; <text:s/>surname inferred from 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1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married freema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11; H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itty Hawkins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ran away (sickly)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772" calcext:value-type="float">
            <text:p>17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urname inferred from bill of sale by marriage; <text:s/>listed with Martha (1)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ce8" office:value-type="float" office:value="1220" calcext:value-type="float">
            <text:p>12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garet (Queen)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Marge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8" office:value-type="float" office:value="1231" calcext:value-type="float">
            <text:p>123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Marth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ran away; <text:s/>age listed as 11 in bill of s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table:style-name="ce6" office:value-type="float" office:value="1240" calcext:value-type="float">
            <text:p>12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tha (Queen)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41" calcext:value-type="float">
            <text:p>12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ary Anne Digges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ary El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 table:style-name="ce6" office:value-type="float" office:value="1789" calcext:value-type="float">
            <text:p>178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Min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38" calcext:value-type="float">
            <text:p>12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Nanc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ancy (Queen)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[illegible]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ancy [strike through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4-01-01</text:p>
          </table:table-cell>
          <table:table-cell/>
          <table:table-cell office:value-type="string" calcext:value-type="string">
            <text:p>dead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758" calcext:value-type="float">
            <text:p>175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 (#2)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elly (Harrison)</text:p>
          </table:table-cell>
          <table:table-cell office:value-type="string" calcext:value-type="string">
            <text:p>Nelly (#2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Might be Nelly Harrison (50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979"/>
        </table:table-row>
        <table:table-row table:style-name="ro2">
          <table:table-cell table:style-name="ce6"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lly (Hawkins)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1; 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246" calcext:value-type="float">
            <text:p>124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bl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Patrick (#2)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774" calcext:value-type="float">
            <text:p>17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rick Hawkin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; 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achel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5-01-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784" calcext:value-type="float">
            <text:p>17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Regis [strike through]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carpenter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Revid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Reverdy in bill of sal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794" calcext:value-type="float">
            <text:p>179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Richar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H16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(an Idiot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 table:style-name="ce6" office:value-type="float" office:value="1237" calcext:value-type="float">
            <text:p>1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y (Hawkins)</text:p>
          </table:table-cell>
          <table:table-cell office:value-type="string" calcext:value-type="string">
            <text:p>Ruth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Sally (#1)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H6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ally Queen</text:p>
          </table:table-cell>
          <table:table-cell office:value-type="string" calcext:value-type="string">
            <text:p>Sally (#2)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4-01-0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arah Anne (Queen)</text:p>
          </table:table-cell>
          <table:table-cell office:value-type="string" calcext:value-type="string">
            <text:p>Sarah Ann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12" calcext:value-type="float">
            <text:p>12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imo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 table:style-name="ce6" office:value-type="float" office:value="1228" calcext:value-type="float">
            <text:p>12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3; 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x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982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979"/>
        </table:table-row>
      </table:table>
      <table:named-expressions/>
      <table:database-ranges>
        <table:database-range table:name="__Anonymous_Sheet_DB__0" table:target-range-address="Sheet1.A1:Sheet1.U9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0:48:33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25:12.515000000</meta:creation-date>
    <dc:date>2018-02-06T22:55:34.528000000</dc:date>
    <meta:editing-duration>P1DT10H8M42S</meta:editing-duration>
    <meta:editing-cycles>3</meta:editing-cycles>
    <meta:generator>LibreOffice/5.4.4.2$Windows_X86_64 LibreOffice_project/2524958677847fb3bb44820e40380acbe820f960</meta:generator>
    <meta:document-statistic meta:table-count="1" meta:cell-count="1053" meta:object-count="0"/>
  </office:meta>
</office:document-meta>
</file>